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text-properties fo:font-variant="normal" fo:text-transform="none" fo:color="#222222" style:font-name="Arial" fo:font-size="10pt" fo:letter-spacing="normal" fo:font-style="normal" fo:font-weight="normal" style:font-size-asian="10pt" style:font-size-complex="10pt"/>
    </style:style>
    <style:style style:name="P2" style:family="paragraph" style:parent-style-name="Text_20_body">
      <style:paragraph-properties fo:margin-left="0cm" fo:margin-right="0cm" fo:margin-top="0cm" fo:margin-bottom="0cm" fo:text-indent="0cm" style:auto-text-indent="false"/>
      <style:text-properties fo:font-variant="normal" fo:text-transform="none" fo:color="#222222" style:font-name="Arial" fo:font-size="10pt" fo:letter-spacing="normal" style:font-size-asian="10pt" style:font-size-complex="10pt"/>
    </style:style>
    <style:style style:name="P3" style:family="paragraph" style:parent-style-name="Text_20_body">
      <style:paragraph-properties fo:margin-left="0cm" fo:margin-right="0cm" fo:margin-top="0cm" fo:margin-bottom="0cm"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T1" style:family="text">
      <style:text-properties style:font-name="arial" fo:font-size="9.75pt" fo:font-style="normal" fo:font-weight="normal"/>
    </style:style>
    <style:style style:name="T2" style:family="text">
      <style:text-properties fo:font-size="9.75pt" fo:font-style="normal" fo:font-weight="normal"/>
    </style:style>
    <style:style style:name="T3"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era walked down the fourth richest street in Triome, pretending to be a washerwoman.  Her costume was perfect in every detail, with the blue cap and white trim, the blue dress with the white apron neatly cinched in with a wide sash, and the sensible thick leather boots.  She had pressed the fabric herself with a hot iron until the linen was perfect and crisp, as washerwomen did to advertise their competence.  She nodded at passers-by and wished them a good day, with a wide smile that she tried to make as genuine and cheerful as possible.  If only she had fewer teeth, or a fat and florid face – but one couldn’t have everything.</text:p>
      <text:p text:style-name="P2"> </text:p>
      <text:p text:style-name="P1">The bright spring morning was warm and sunny, and the cobbled street was wide and beautiful, with tree branches hanging over the walkways and carriages clipping past.   The great houses sat back a few lengths from the dust of the road, most with their own budding garden.  In Triome, a good indication of a house’s value was just how far back from the road the front door was. <text:s/>Front gardens on this street had their own fountains and rose bushes and benches, but they were nothing to the massive lawns and gardens of the houses of the royalty.  But royalty had guards and dogs.</text:p>
      <text:p text:style-name="P2"> </text:p>
      <text:p text:style-name="P1">Swung over her shoulder was a white laundry sack, full with her usual clothing.  It pulled awkwardly against her grip and made her back ache, but it was a wonderful excuse to pause, to unburden herself, to rest a hand on the small of her back and fan her cheeks, which weren’t nearly as pink as they really should have been.  Hopefully that would be overlooked.</text:p>
      <text:p text:style-name="P2"> </text:p>
      <text:p text:style-name="P1">She looked at the sky – it was a perfect day, with fluffy white clouds and a refreshing easterly breeze – and then allowed her gaze to drop (casually, idly) on the house across the street. </text:p>
      <text:p text:style-name="P2"> </text:p>
      <text:p text:style-name="P1">From the outside, it had an unkempt air, most unusual for this part of the city.  The front garden was full of box bushes and flowers in pots, but it needed trimming and weeding.  The gravelled paths hadn’t been swept in what may have been months.  The brass on the front door was dull and the windows needed to be washed.  It was all most intriguing, especially as the house seemed particularly rich.  The front door was painted an opulent shade of deep red, and the windows were large and clear, not pieced together little diamond panes.  There was even a path leading around the left side to the rear, wide enough to fit a small carriage – and Viera had learned in earlier ramblings that there was indeed a carriage house on the far side.</text:p>
      <text:p text:style-name="P2"> </text:p>
      <text:p text:style-name="P1">Given its neglected state, its expensive trimmings, and those rather handy wide windows, it was a most tempting proposition.  There just remained one thing to do, and she might as well get on doing it. <text:s/>She really shouldn't be caught staring at the house for too long.</text:p>
      <text:p text:style-name="P1"/>
      <text:p text:style-name="P1">She leaned over to adjust the clothing inside the laundry sack.  Her head bent down and she closed her eyes. <text:s text:c="2"/>Her hands stilled, forgotten, as she turned her attention to the house and focused.</text:p>
      <text:p text:style-name="P2"> </text:p>
      <text:p text:style-name="P1">It was a little like holding one's breath,and clenching one's fists as tightly as they could go. <text:s/>A bit like it, but not quite. <text:s/>It was mostly a tensing and a control of some muscle-type thing inside her head, and it took a great deal of effort, but eventually...</text:p>
      <text:p text:style-name="P1"/>
      <text:p text:style-name="P1">Her awareness (which initially was a conglomeration of sounds and the feeling of space) in the direction of the house brightened and resolved into feelings of coloured light and shadow. <text:s/>Only it wasn't colours, and it wasn't light, and it wasn't shadow, but she couldn't think of how to explain it to herself any other way, so that is the way she thought of it. <text:s/></text:p>
      <text:p text:style-name="P1"/>
      <text:p text:style-name="P1">She could sense the outline of the house as a the faintest touch of deep purple. <text:s/>This was the insects and small creatures living inside the walls, and the concentration of the colour varied where there was a greater or lighter density of them. <text:s/>Where a mouse colony lived in the ground floor was a knot of dark orange.</text:p>
      <text:p text:style-name="P1"/>
      <text:p text:style-name="P1">And there was nothing else. Settled </text:p>
      <text:p text:style-name="P1"/>
      <text:p text:style-name="P1">She dropped her concentration and stood up quickly in surprise. <text:s/>A house like that would have servants, two or three of them, when the master was away. <text:s/>There would be a maid to keep the rooms clean and freshened and a steward to keep the household managed. <text:s/>Sometimes there would be a cook as well just in case the master came home unexpectedly. <text:s/></text:p>
      <text:p text:style-name="P1"/>
      <text:p text:style-name="P1">Recovering herself, she tossed the laundry sack over her shoulder, and under the guise of adjusting it, quickly reached out again</text:p>
      <text:p text:style-name="P1"/>
      <text:p text:style-name="P1">Fence – met when stealing in orphanage. <text:s/>Master butcher. <text:s/>Last time. <text:s/>Going to get married, gift is fine linen trews and undershirt. <text:s/>Loves Viera but she is leaving. <text:s/></text:p>
      <text:p text:style-name="P1"/>
      <text:p text:style-name="P1"><text:soft-page-break/>Oracle – encased in glass. <text:s/>When melted animates and bursts into spirit flame. Appoints Viera new oracle. From ancient time, foreign city. <text:s/>Gives life to owner?</text:p>
      <text:p text:style-name="P1"/>
      <text:p text:style-name="P1">House owned by collector of magic things (busy? Where why how?) - undying. <text:s/>Ancient (vampire? <text:s/>Wizard? Evil dude)</text:p>
      <text:p text:style-name="P1"/>
      <text:p text:style-name="P1">Steals jewelled cuff. <text:s/>Golem in shape of massive lion, hollow but for magic fire.</text:p>
      <text:p text:style-name="P1"/>
      <text:p text:style-name="P1">The dress shop was on a very fashionable street lined with smart shops and lavish hanging baskets full of early spring flowers.  It was clad in white stone with a tasteful black and white sign over the door saying “Falsall’s”.  It had been many years since a Falsall had operated it, but the shop had enough name recognition to make changing the name foolish. </text:p>
      <text:p text:style-name="P2"> </text:p>
      <text:p text:style-name="P1">As she closed the door behind her, a  tall, fair woman with a kind face greeted her with, “Ah, Viera, you’re just in time.  Could you help Miss Emyle choose some ribbons for her new hat?” </text:p>
      <text:p text:style-name="P2"> </text:p>
      <text:p text:style-name="P1">Viera smiled at Miss Emyle, who was wearing a dress that she herself had designed.  “Of course, Madame Larke, I would be pleased.”</text:p>
      <text:p text:style-name="P2"> </text:p>
      <text:p text:style-name="P1">Hours later, when Viera was sweeping the last of the dust from the road over the sill, Tarryn Larke closed the lid of the moneybox, sighed, and said, “I didn’t get a chance to ask you.  Did you finish your business with the coach this morning?”</text:p>
      <text:p text:style-name="P2"> </text:p>
      <text:p text:style-name="P2">“<text:span text:style-name="T3">Yes,” Viera lied.  She’d actually booked her trip a few days earlier, but had needed the excuse to have the  morning free.  “It’s all arranged.”</text:span></text:p>
      <text:p text:style-name="P2"> </text:p>
      <text:p text:style-name="P2">“<text:span text:style-name="T3">That’s very good.  I’ve received another letter from Lenne this morning, and she is eager to make your acquaintance.  She seems to desperately need help managing her seamstresses – they appear to be rather a handful.  I have explained that you will not be there very long, so you may wish to train someone to replace you, while you are there.”  Tarryn moved around the shop, straightening bolts of fabric and putting away pattern books.  “She really needs a manager, not a modiste.  Don’t let her use you as a manager.”</text:span></text:p>
      <text:p text:style-name="P2"> </text:p>
      <text:p text:style-name="P2">“<text:span text:style-name="T3">I won’t, madame,” Viera said.  “I should be able to purchase my own shop in a couple of months in any case.”</text:span></text:p>
      <text:p text:style-name="P2"> </text:p>
      <text:p text:style-name="P2">“<text:span text:style-name="T3">Oh?  You are really as close as that?”</text:span></text:p>
      <text:p text:style-name="P2"> </text:p>
      <text:p text:style-name="P1">I should be after tonight, Viera thought.  “ I only need a little more, just for the finishing touches.”</text:p>
      <text:p text:style-name="P2"> </text:p>
      <text:p text:style-name="P1">Tarryn straightened up, having tidied a low cupboard, and gave Viera a wry smile.  “You will be very surprised as how expensive everything is.  You have helped balance my books, so you know some of it, but there are always unexpected costs, and they always seem to fall during the worst times.  I am sure you will do well – you have an excellent eye and your designs are very popular with our young ladies – but I do worry that you aren’t entirely prepared.”  She looked around the shop, which was colourful with piled heaps of ribbons, stacked hats, lace, and pots of perfume and cosmetics.  “Although I don’t think anyone could be entirely prepared.”</text:p>
      <text:p text:style-name="P2"> </text:p>
      <text:p text:style-name="P2">“<text:span text:style-name="T3">Yes, madame.”  Tarryn had explained this to her many times since she had expressed her desire to have her own shop. </text:span></text:p>
      <text:p text:style-name="P2"> </text:p>
      <text:p text:style-name="P2">“<text:span text:style-name="T3">Lenne is a lovely girl but she has little head for the business side of things,” Tarryn mused.  “I think you will be more successful there.  Anyway,” she said, untying her apron, “I have enjoyed having you as my apprentice and journeyman, and if you need my help you are always welcome to it.”</text:span></text:p>
      <text:p text:style-name="P2"> </text:p>
      <text:p text:style-name="P2">“<text:span text:style-name="T3">Thank you, madame,” Viera said demurely.  “I of course would be nothing without your help.”</text:span></text:p>
      <text:p text:style-name="P2"> </text:p>
      <text:p text:style-name="P1">Tarryn laughed.  “I am sure you would have made something of yourself without me!  Off with you then.  Please stop by to see me before you leave, I have something for you.”</text:p>
      <text:p text:style-name="P2"> </text:p>
      <text:p text:style-name="P1">With a few friendly goodbyes, Viera left the shop, the door chiming behind her as it shut.  One, two, three steps, and her shoulders dropped, and her breath went out.  Madame Larke was always perfectly friendly, perfectly polite, but she had never been anything more than that.  Reserved and never inviting any confidences, she lived above the shop, designed gowns, tended customers, and dealt with the seamstresses <text:soft-page-break/>and cloth sellers but did not have any more life than that.  Even though Viera had worked by her side for seven years.</text:p>
      <text:p text:style-name="P2"> </text:p>
      <text:p text:style-name="P1">She hadn’t wanted a mother, not really.  But it would have been nice to have someone who would…someone who was a friend.  Not just…friendly.</text:p>
      <text:p text:style-name="P2"> </text:p>
      <text:p text:style-name="P1">Her father had left her a small pot of money, and she had been able to buy her apprenticeship after a few years in the city orphanage.  All of the orphans had been encouraged to take up a trade, and Viera had been very lucky to work in a nice shop like Falsall’s.  It was transactional in nature – she had paid for the apprenticeship, and after a while when she had produced her own designs and did her own fittings and gowns, she had been paid for her work.  She was an employee and had been treated as such, but it had worn her down over time.  She had wanted…something more than she had got.</text:p>
      <text:p text:style-name="P1"/>
      <text:p text:style-name="P3">Instead of turning down the lane towards the post office, she turned the opposite way and made her way to her garret.  This street was as unfashionable as it could be without actually being slums.  Humanity lived here, in cramped buildings that swayed out over the street or almost touched above alleyways, creating dubious dark holes that looked dangerous – but the saving grace of this neighbourhood was that it wasn’t very dangerous, as long as the sun was up and the children were playing.</text:p>
      <text:p text:style-name="P3"/>
      <text:p text:style-name="P3">Halfway up the street was her alleyway, which always smelled foul and in which she stepped delicately, picking up skirts and holding them high.  It was very dark now, as the sun was glancing away over the western buildings, putting this side into shadow and making the walk particularly uncertain.</text:p>
      <text:p text:style-name="P3"/>
      <text:p text:style-name="P3">Behind the building was a squat door with an impressive lock hidden under coats of peeling paint.  Verity looked around and dug a hefty key from her bodice, hitched the laundry bag on her hip, and with some effort turned the key and shoved the door open.  It stuck in warmer weather, but she was happy with that.  She closed it with even more effort, making good use of her knee and shoulder.  Once inside, she dropped a metal bar across the door.  It wouldn’t stop everyone, but she lived in a little less fear.</text:p>
      <text:p text:style-name="P3"/>
      <text:p text:style-name="P3">Tiny high pierced windows let in just enough light to make her way gingerly up the wood stairs to the garret apartment, at the very top of the build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8:37:47.15</meta:creation-date>
    <dc:date>2013-06-30T12:25:30.10</dc:date>
    <meta:editing-duration>P9DT3H6M26S</meta:editing-duration>
    <meta:editing-cycles>9</meta:editing-cycles>
    <meta:generator>OpenOffice.org/3.4.1$Win32 OpenOffice.org_project/341m1$Build-9593</meta:generator>
    <meta:document-statistic meta:table-count="0" meta:image-count="0" meta:object-count="0" meta:page-count="3" meta:paragraph-count="60" meta:word-count="1955" meta:character-count="10856"/>
  </office:meta>
</office:document-meta>
</file>